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Visitor.visitTypeAnnotation( final int typeRef , final TypePath typePath , final String descriptor , final boolean visi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Visitor.visi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Visitor.visitAnnotation(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Visitor.FieldVisitor( final int api , final FieldVisitor fieldVisi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eldVisitor.FieldVisitor( final int a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Visitor.visitAttribute( final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Visi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